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3108.17640813293" calcext:value-type="float">
            <text:p>-3108.1764081329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3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3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6701.1870381081" calcext:value-type="float">
            <text:p>-76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2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0/00/0000</text:date>, <text:time style:data-style-name="N2" text:time-value="22:23:27.216804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02T23:10:25.132352886</dc:date>
    <meta:editing-duration>P8DT10H25M15S</meta:editing-duration>
    <meta:editing-cycles>2753</meta:editing-cycles>
    <meta:generator>LibreOffice/4.2.6.3$Linux_X86_64 LibreOffice_project/420m0$Build-3</meta:generator>
    <meta:document-statistic meta:table-count="15" meta:cell-count="6881" meta:object-count="0"/>
  </office:meta>
</office:document-meta>
</file>